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80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96.94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65.46mm"/>
    </style:style>
    <style:style style:name="co8" style:family="table-column">
      <style:table-column-properties fo:break-before="auto" style:column-width="144.96mm"/>
    </style:style>
    <style:style style:name="co9" style:family="table-column">
      <style:table-column-properties fo:break-before="auto" style:column-width="82.27mm"/>
    </style:style>
    <style:style style:name="ro1" style:family="table-row">
      <style:table-row-properties style:row-height="18.26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7.73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Summary_20_pa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language="none" fo:country="none" fo:font-style="normal" fo:text-shadow="none" style:text-underline-style="none" fo:font-weight="normal" style:font-name-asian="Arial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style:vertical-align="middle"/>
    </style:style>
    <style:style style:name="ce24" style:family="table-cell" style:parent-style-name="Default">
      <style:table-cell-properties fo:border="none"/>
    </style:style>
    <style:style style:name="T1" style:family="text">
      <style:text-properties fo:color="#000000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bold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5" table:default-cell-style-name="Default"/>
        <table:table-column table:style-name="co6" table:number-columns-repeated="885" table:default-cell-style-name="Default"/>
        <table:table-row table:style-name="ro1">
          <table:table-cell table:style-name="ce1" office:value-type="string" calcext:value-type="string" table:number-columns-spanned="102" table:number-rows-spanned="1">
            <text:p><text:span text:style-name="T1">Excmo. Ayuntamiento de Alicante</text:span><text:span text:style-name="T2">                                                </text:span>PRINCIPALES CONTRATISTAS DEL AYUNTAMIENTO – AÑO 2021</text:p>
          </table:table-cell>
          <table:covered-table-cell table:number-columns-repeated="101" table:style-name="ce5"/>
          <table:table-cell table:style-name="ce8" table:number-columns-repeated="922"/>
        </table:table-row>
        <table:table-row table:style-name="ro2">
          <table:table-cell table:style-name="ce2" office:value-type="string" calcext:value-type="string">
            <text:p>NIF</text:p>
          </table:table-cell>
          <table:table-cell table:style-name="ce3" office:value-type="string" calcext:value-type="string">
            <text:p>EMPRESA</text:p>
          </table:table-cell>
          <table:table-cell table:style-name="ce4" office:value-type="string" calcext:value-type="string">
            <text:p>Importe Adjudicado con Impuestos:</text:p>
          </table:table-cell>
          <table:table-cell table:style-name="ce4" office:value-type="string" calcext:value-type="string">
            <text:p>Contratos:</text:p>
          </table:table-cell>
          <table:table-cell table:number-columns-repeated="98"/>
          <table:table-cell table:style-name="ce9" table:number-columns-repeated="922"/>
        </table:table-row>
        <table:table-row table:style-name="ro3">
          <table:table-cell table:style-name="ce12" office:value-type="string" calcext:value-type="string">
            <text:p>A03137205</text:p>
          </table:table-cell>
          <table:table-cell table:style-name="ce12" office:value-type="string" calcext:value-type="string">
            <text:p>JOSE SAVALL RONDA SA</text:p>
          </table:table-cell>
          <table:table-cell table:style-name="ce6" office:value-type="float" office:value="177953.04" calcext:value-type="float">
            <text:p>177.953,04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"/>
          <table:table-cell table:style-name="ce9" table:number-columns-repeated="922"/>
        </table:table-row>
        <table:table-row table:style-name="ro3">
          <table:table-cell table:style-name="ce12" office:value-type="string" calcext:value-type="string">
            <text:p>B54085568</text:p>
          </table:table-cell>
          <table:table-cell table:style-name="ce12" office:value-type="string" calcext:value-type="string">
            <text:p>PLANIFICACIÓN URBANA Y PAISAJÍSTICA S.L.</text:p>
          </table:table-cell>
          <table:table-cell table:style-name="ce6" office:value-type="float" office:value="149712.3" calcext:value-type="float">
            <text:p>149.712,30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908207</text:p>
          </table:table-cell>
          <table:table-cell table:style-name="ce12" office:value-type="string" calcext:value-type="string">
            <text:p>EVEALIA LEVANTE, S.L.</text:p>
          </table:table-cell>
          <table:table-cell table:style-name="ce6" office:value-type="float" office:value="79503.32" calcext:value-type="float">
            <text:p>79.503,32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305578</text:p>
          </table:table-cell>
          <table:table-cell table:style-name="ce12" office:value-type="string" calcext:value-type="string">
            <text:p>ASV FUNESER SLU</text:p>
          </table:table-cell>
          <table:table-cell table:style-name="ce6" office:value-type="float" office:value="99242.31" calcext:value-type="float">
            <text:p>99.242,31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826087</text:p>
          </table:table-cell>
          <table:table-cell table:style-name="ce12" office:value-type="string" calcext:value-type="string">
            <text:p>PROMED CONSULTING SLU</text:p>
          </table:table-cell>
          <table:table-cell table:style-name="ce6" office:value-type="float" office:value="60429.6" calcext:value-type="float">
            <text:p>60.429,6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98059314</text:p>
          </table:table-cell>
          <table:table-cell table:style-name="ce12" office:value-type="string" calcext:value-type="string">
            <text:p>GESTIÓN HOSPIDOS S.L.</text:p>
          </table:table-cell>
          <table:table-cell table:style-name="ce6" office:value-type="float" office:value="180000" calcext:value-type="float">
            <text:p>180.00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42707349</text:p>
          </table:table-cell>
          <table:table-cell table:style-name="ce12" office:value-type="string" calcext:value-type="string">
            <text:p>OBRAS SERVICIOS Y CONSTRUCCIONES BENACANTIL DEL LEVANTE, S.L.</text:p>
          </table:table-cell>
          <table:table-cell table:style-name="ce6" office:value-type="float" office:value="40456.35" calcext:value-type="float">
            <text:p>40.456,35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119987</text:p>
          </table:table-cell>
          <table:table-cell table:style-name="ce12" office:value-type="string" calcext:value-type="string">
            <text:p>N6-ARQUITECTURA, S.L.P.</text:p>
          </table:table-cell>
          <table:table-cell table:style-name="ce6" office:value-type="float" office:value="24106.83" calcext:value-type="float">
            <text:p>24.106,8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03676145</text:p>
          </table:table-cell>
          <table:table-cell table:style-name="ce12" office:value-type="string" calcext:value-type="string">
            <text:p>ALEJANDRO RICO, S.L.</text:p>
          </table:table-cell>
          <table:table-cell table:style-name="ce6" office:value-type="float" office:value="800000" calcext:value-type="float">
            <text:p>800.00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758735</text:p>
          </table:table-cell>
          <table:table-cell table:style-name="ce12" office:value-type="string" calcext:value-type="string">
            <text:p>Filias Desarrollo Comunitario S.L.</text:p>
          </table:table-cell>
          <table:table-cell table:style-name="ce6" office:value-type="float" office:value="219384.82" calcext:value-type="float">
            <text:p>219.384,82 €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29070943</text:p>
          </table:table-cell>
          <table:table-cell table:style-name="ce12" office:value-type="string" calcext:value-type="string">
            <text:p>GRUPO DISOFIC, S.L.U.</text:p>
          </table:table-cell>
          <table:table-cell table:style-name="ce6" office:value-type="float" office:value="127539.23" calcext:value-type="float">
            <text:p>127.539,2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81470841</text:p>
          </table:table-cell>
          <table:table-cell table:style-name="ce12" office:value-type="string" calcext:value-type="string">
            <text:p>INGENIERÍA Y PREVENCIÓN DE RIESGOS, S.L.</text:p>
          </table:table-cell>
          <table:table-cell table:style-name="ce6" office:value-type="float" office:value="104151.96" calcext:value-type="float">
            <text:p>104.151,9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87352340</text:p>
          </table:table-cell>
          <table:table-cell table:style-name="ce12" office:value-type="string" calcext:value-type="string">
            <text:p>AUREN CONSULTORES SP, SLP</text:p>
          </table:table-cell>
          <table:table-cell table:style-name="ce6" office:value-type="float" office:value="114791.93" calcext:value-type="float">
            <text:p>114.791,93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65187569</text:p>
          </table:table-cell>
          <table:table-cell table:style-name="ce12" office:value-type="string" calcext:value-type="string">
            <text:p>Nascor Formación</text:p>
          </table:table-cell>
          <table:table-cell table:style-name="ce6" office:value-type="float" office:value="214766.16" calcext:value-type="float">
            <text:p>214.766,1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30082945</text:p>
          </table:table-cell>
          <table:table-cell table:style-name="ce12" office:value-type="string" calcext:value-type="string">
            <text:p>EQUIPAMIENTOS DEPORTIVOS S.A.</text:p>
          </table:table-cell>
          <table:table-cell table:style-name="ce6" office:value-type="float" office:value="73062.64" calcext:value-type="float">
            <text:p>73.062,64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48320574N</text:p>
          </table:table-cell>
          <table:table-cell table:style-name="ce12" office:value-type="string" calcext:value-type="string">
            <text:p>NOELIA MONERRIS MIRALLES</text:p>
          </table:table-cell>
          <table:table-cell table:style-name="ce19" office:value-type="float" office:value="87596.95" calcext:value-type="float">
            <text:p>87.596,95 €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1020"/>
        </table:table-row>
        <table:table-row table:style-name="ro3">
          <table:table-cell table:style-name="ce12" office:value-type="string" calcext:value-type="string">
            <text:p>B54784145</text:p>
          </table:table-cell>
          <table:table-cell table:style-name="ce12" office:value-type="string" calcext:value-type="string">
            <text:p>CATEGOR OBRAS SL</text:p>
          </table:table-cell>
          <table:table-cell table:style-name="ce6" office:value-type="float" office:value="956328.84" calcext:value-type="float">
            <text:p>956.328,84 €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G53711271</text:p>
          </table:table-cell>
          <table:table-cell table:style-name="ce12" office:value-type="string" calcext:value-type="string">
            <text:p>ASOCIACIÓN DE AYUDA EN CARRETERA DYA ELCHE</text:p>
          </table:table-cell>
          <table:table-cell table:style-name="ce6" office:value-type="float" office:value="41850" calcext:value-type="float">
            <text:p>41.85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G78519543</text:p>
          </table:table-cell>
          <table:table-cell table:style-name="ce12" office:value-type="string" calcext:value-type="string">
            <text:p>LIGA ESPAÑOLA DE LA EDUCACION Y LA CULTURA POPULAR</text:p>
          </table:table-cell>
          <table:table-cell table:style-name="ce6" office:value-type="float" office:value="193788.96" calcext:value-type="float">
            <text:p>193.788,9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638391</text:p>
          </table:table-cell>
          <table:table-cell table:style-name="ce12" office:value-type="string" calcext:value-type="string">
            <text:p>REALTURF SYSTEMS S.L</text:p>
          </table:table-cell>
          <table:table-cell table:style-name="ce6" office:value-type="float" office:value="628793.44" calcext:value-type="float">
            <text:p>628.793,44 €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U02937928</text:p>
          </table:table-cell>
          <table:table-cell table:style-name="ce12" office:value-type="string" calcext:value-type="string">
            <text:p>UTE ABALA - API ALICANTE</text:p>
          </table:table-cell>
          <table:table-cell table:style-name="ce6" office:value-type="float" office:value="4163049.63" calcext:value-type="float">
            <text:p>4.163.049,6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30272611</text:p>
          </table:table-cell>
          <table:table-cell table:style-name="ce12" office:value-type="string" calcext:value-type="string">
            <text:p>EXPOMED, S.L.</text:p>
          </table:table-cell>
          <table:table-cell table:style-name="ce6" office:value-type="float" office:value="19844" calcext:value-type="float">
            <text:p>19.844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03891983</text:p>
          </table:table-cell>
          <table:table-cell table:style-name="ce12" office:value-type="string" calcext:value-type="string">
            <text:p>ESCLAPES E HIJOS,S.L.</text:p>
          </table:table-cell>
          <table:table-cell table:style-name="ce6" office:value-type="float" office:value="109492.9" calcext:value-type="float">
            <text:p>109.492,9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80827694</text:p>
          </table:table-cell>
          <table:table-cell table:style-name="ce12" office:value-type="string" calcext:value-type="string">
            <text:p>Aplicaciones y Tratamientos de Sistemas, S.A.</text:p>
          </table:table-cell>
          <table:table-cell table:style-name="ce6" office:value-type="float" office:value="39803.63" calcext:value-type="float">
            <text:p>39.803,6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16520512</text:p>
          </table:table-cell>
          <table:table-cell table:style-name="ce12" office:value-type="string" calcext:value-type="string">
            <text:p>Somriu Produccions, S.L.</text:p>
          </table:table-cell>
          <table:table-cell table:style-name="ce6" office:value-type="float" office:value="45254" calcext:value-type="float">
            <text:p>45.254,00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90357435</text:p>
          </table:table-cell>
          <table:table-cell table:style-name="ce12" office:value-type="string" calcext:value-type="string">
            <text:p>ANDARINES GUAY, S.L.</text:p>
          </table:table-cell>
          <table:table-cell table:style-name="ce6" office:value-type="float" office:value="116464.44" calcext:value-type="float">
            <text:p>116.464,44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25009192</text:p>
          </table:table-cell>
          <table:table-cell table:style-name="ce12" office:value-type="string" calcext:value-type="string">
            <text:p>RED ESPAÑOLA DE SERVICIOS, S.A.U.</text:p>
          </table:table-cell>
          <table:table-cell table:style-name="ce6" office:value-type="float" office:value="595356.3" calcext:value-type="float">
            <text:p>595.356,3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A83052407</text:p>
          </table:table-cell>
          <table:table-cell table:style-name="ce12" office:value-type="string" calcext:value-type="string">
            <text:p>SOCIEDAD ESTATAL DE CORREOS Y TELÉGRAFOS, S.A.</text:p>
          </table:table-cell>
          <table:table-cell table:style-name="ce6" office:value-type="float" office:value="172788" calcext:value-type="float">
            <text:p>172.788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81849986</text:p>
          </table:table-cell>
          <table:table-cell table:style-name="ce12" office:value-type="string" calcext:value-type="string">
            <text:p>SIENA EDUCACION SA</text:p>
          </table:table-cell>
          <table:table-cell table:style-name="ce6" office:value-type="float" office:value="38706.69" calcext:value-type="float">
            <text:p>38.706,69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96895834</text:p>
          </table:table-cell>
          <table:table-cell table:style-name="ce12" office:value-type="string" calcext:value-type="string">
            <text:p>EDUCO SERVICIOS Y PROYECTOS EDUCATIVOS, S.L.</text:p>
          </table:table-cell>
          <table:table-cell table:style-name="ce6" office:value-type="float" office:value="77741.24" calcext:value-type="float">
            <text:p>77.741,24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U42909697</text:p>
          </table:table-cell>
          <table:table-cell table:style-name="ce12" office:value-type="string" calcext:value-type="string">
            <text:p>UTE A-INGENIA RESEARCH AND CONSULTING S.L - DEGREE OF FREEDOM S.L.U</text:p>
          </table:table-cell>
          <table:table-cell table:style-name="ce6" office:value-type="float" office:value="399594.03" calcext:value-type="float">
            <text:p>399.594,0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G54747308</text:p>
          </table:table-cell>
          <table:table-cell table:style-name="ce12" office:value-type="string" calcext:value-type="string">
            <text:p>Asociación Para la Difusión Educativa de la Nutricion Salud y Deporte</text:p>
          </table:table-cell>
          <table:table-cell table:style-name="ce6" office:value-type="float" office:value="22264" calcext:value-type="float">
            <text:p>22.264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03137874</text:p>
          </table:table-cell>
          <table:table-cell table:style-name="ce12" office:value-type="string" calcext:value-type="string">
            <text:p>ACTIU BERBEGAL Y FORMAS, S.A.</text:p>
          </table:table-cell>
          <table:table-cell table:style-name="ce6" office:value-type="float" office:value="57983.2" calcext:value-type="float">
            <text:p>57.983,2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U04974465</text:p>
          </table:table-cell>
          <table:table-cell table:style-name="ce12" office:value-type="string" calcext:value-type="string">
            <text:p>SOMPV2 UTE</text:p>
          </table:table-cell>
          <table:table-cell table:style-name="ce6" office:value-type="float" office:value="179208.26" calcext:value-type="float">
            <text:p>179.208,2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30365712</text:p>
          </table:table-cell>
          <table:table-cell table:style-name="ce12" office:value-type="string" calcext:value-type="string">
            <text:p>STV GESTION, S.L.</text:p>
          </table:table-cell>
          <table:table-cell table:style-name="ce6" office:value-type="float" office:value="75000.35" calcext:value-type="float">
            <text:p>75.000,35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42626937</text:p>
          </table:table-cell>
          <table:table-cell table:style-name="ce12" office:value-type="string" calcext:value-type="string">
            <text:p>VERNE INFORMATION TECHNOLOGY, S.L.</text:p>
          </table:table-cell>
          <table:table-cell table:style-name="ce6" office:value-type="float" office:value="26057.88" calcext:value-type="float">
            <text:p>26.057,8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J53304044</text:p>
          </table:table-cell>
          <table:table-cell table:style-name="ce12" office:value-type="string" calcext:value-type="string">
            <text:p>INSTITUT DE FORMACIÓ PERMANENT S.C.</text:p>
          </table:table-cell>
          <table:table-cell table:style-name="ce6" office:value-type="float" office:value="108779" calcext:value-type="float">
            <text:p>108.779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03525508</text:p>
          </table:table-cell>
          <table:table-cell table:style-name="ce12" office:value-type="string" calcext:value-type="string">
            <text:p>EUROVALORACIONES S.A.</text:p>
          </table:table-cell>
          <table:table-cell table:style-name="ce6" office:value-type="float" office:value="44256.96" calcext:value-type="float">
            <text:p>44.256,9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80518822</text:p>
          </table:table-cell>
          <table:table-cell table:style-name="ce12" office:value-type="string" calcext:value-type="string">
            <text:p>AVANTE COMUNICACIÓN, S.L.</text:p>
          </table:table-cell>
          <table:table-cell table:style-name="ce6" office:value-type="float" office:value="700000" calcext:value-type="float">
            <text:p>700.00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46001897</text:p>
          </table:table-cell>
          <table:table-cell table:style-name="ce12" office:value-type="string" calcext:value-type="string">
            <text:p>TK Elevadores España SLU</text:p>
          </table:table-cell>
          <table:table-cell table:style-name="ce6" office:value-type="float" office:value="537505.35" calcext:value-type="float">
            <text:p>537.505,35 €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28767671</text:p>
          </table:table-cell>
          <table:table-cell table:style-name="ce12" office:value-type="string" calcext:value-type="string">
            <text:p>RENTOKIL INITIAL ESPAÑA S.A.</text:p>
          </table:table-cell>
          <table:table-cell table:style-name="ce6" office:value-type="float" office:value="66792" calcext:value-type="float">
            <text:p>66.792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73730228</text:p>
          </table:table-cell>
          <table:table-cell table:style-name="ce12" office:value-type="string" calcext:value-type="string">
            <text:p>PYCO PROYECTOS CONSTRUCTIVOS, S.L.</text:p>
          </table:table-cell>
          <table:table-cell table:style-name="ce6" office:value-type="float" office:value="142018.05" calcext:value-type="float">
            <text:p>142.018,05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27101740</text:p>
          </table:table-cell>
          <table:table-cell table:style-name="ce12" office:value-type="string" calcext:value-type="string">
            <text:p>CURTIDOS GALAICOS, S.L.</text:p>
          </table:table-cell>
          <table:table-cell table:style-name="ce6" office:value-type="float" office:value="25410" calcext:value-type="float">
            <text:p>25.41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58574526</text:p>
          </table:table-cell>
          <table:table-cell table:style-name="ce12" office:value-type="string" calcext:value-type="string">
            <text:p>PARQUES Y JARDINES FABREGAS, S.A.U.</text:p>
          </table:table-cell>
          <table:table-cell table:style-name="ce6" office:value-type="float" office:value="77538.21" calcext:value-type="float">
            <text:p>77.538,21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02558393</text:p>
          </table:table-cell>
          <table:table-cell table:style-name="ce12" office:value-type="string" calcext:value-type="string">
            <text:p>TOTAL EKIP, S.L.</text:p>
          </table:table-cell>
          <table:table-cell table:style-name="ce6" office:value-type="float" office:value="14593.97" calcext:value-type="float">
            <text:p>14.593,97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30850838</text:p>
          </table:table-cell>
          <table:table-cell table:style-name="ce12" office:value-type="string" calcext:value-type="string">
            <text:p>URGACÉN VIENA 25, S.L.</text:p>
          </table:table-cell>
          <table:table-cell table:style-name="ce6" office:value-type="float" office:value="289782.9" calcext:value-type="float">
            <text:p>289.782,9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21509704N</text:p>
          </table:table-cell>
          <table:table-cell table:style-name="ce16" office:value-type="string" calcext:value-type="string">
            <text:p>María del Rosario Hernández Corral</text:p>
          </table:table-cell>
          <table:table-cell table:style-name="ce6" office:value-type="float" office:value="53341.73" calcext:value-type="float">
            <text:p>53.341,7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92621762</text:p>
          </table:table-cell>
          <table:table-cell table:style-name="ce12" office:value-type="string" calcext:value-type="string">
            <text:p>CONSORCIO DE MANIPULADO Y SERVICIOS POSTALES, S.L.</text:p>
          </table:table-cell>
          <table:table-cell table:style-name="ce6" office:value-type="float" office:value="31287.54" calcext:value-type="float">
            <text:p>31.287,54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59441253</text:p>
          </table:table-cell>
          <table:table-cell table:style-name="ce12" office:value-type="string" calcext:value-type="string">
            <text:p>EYPAR, S.A.</text:p>
          </table:table-cell>
          <table:table-cell table:style-name="ce6" office:value-type="float" office:value="156332" calcext:value-type="float">
            <text:p>156.332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97327175</text:p>
          </table:table-cell>
          <table:table-cell table:style-name="ce12" office:value-type="string" calcext:value-type="string">
            <text:p>JOSEARTE SL</text:p>
          </table:table-cell>
          <table:table-cell table:style-name="ce6" office:value-type="float" office:value="78911.36" calcext:value-type="float">
            <text:p>78.911,3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82584392</text:p>
          </table:table-cell>
          <table:table-cell table:style-name="ce12" office:value-type="string" calcext:value-type="string">
            <text:p>GARAYZABAL Y MARSANS, S.L.</text:p>
          </table:table-cell>
          <table:table-cell table:style-name="ce6" office:value-type="float" office:value="42350" calcext:value-type="float">
            <text:p>42.35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21483621B</text:p>
          </table:table-cell>
          <table:table-cell table:style-name="ce16" office:value-type="string" calcext:value-type="string">
            <text:p>Juan Carlos Martín Bordera</text:p>
          </table:table-cell>
          <table:table-cell table:style-name="ce6" office:value-type="float" office:value="71632" calcext:value-type="float">
            <text:p>71.632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U16879272</text:p>
          </table:table-cell>
          <table:table-cell table:style-name="ce12" office:value-type="string" calcext:value-type="string">
            <text:p>ESCALAR &amp; GUIA CONUSLTORES SLP, UTE</text:p>
          </table:table-cell>
          <table:table-cell table:style-name="ce6" office:value-type="float" office:value="70785" calcext:value-type="float">
            <text:p>70.785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701660</text:p>
          </table:table-cell>
          <table:table-cell table:style-name="ce12" office:value-type="string" calcext:value-type="string">
            <text:p>proxim de oficinas s.l.</text:p>
          </table:table-cell>
          <table:table-cell table:style-name="ce6" office:value-type="float" office:value="34938.75" calcext:value-type="float">
            <text:p>34.938,75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16735995</text:p>
          </table:table-cell>
          <table:table-cell table:style-name="ce12" office:value-type="string" calcext:value-type="string">
            <text:p>ERVITIMUSIK, S.L.</text:p>
          </table:table-cell>
          <table:table-cell table:style-name="ce6" office:value-type="float" office:value="17635.75" calcext:value-type="float">
            <text:p>17.635,75 €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U16894255</text:p>
          </table:table-cell>
          <table:table-cell table:style-name="ce12" office:value-type="string" calcext:value-type="string">
            <text:p>UTE-OBRAS DAÑOS LLUVIAS-GUEROLA ARIDOS Y HORMIGONES, SLU-GUEROLA TRANSER, SLU</text:p>
          </table:table-cell>
          <table:table-cell table:style-name="ce6" office:value-type="float" office:value="632273.53" calcext:value-type="float">
            <text:p>632.273,5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G53863403</text:p>
          </table:table-cell>
          <table:table-cell table:style-name="ce12" office:value-type="string" calcext:value-type="string">
            <text:p>FUNDACIÓ NOVA FEINA DE LA COMUNITAT VALENCIANA</text:p>
          </table:table-cell>
          <table:table-cell table:style-name="ce6" office:value-type="float" office:value="68475" calcext:value-type="float">
            <text:p>68.475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52734364X</text:p>
          </table:table-cell>
          <table:table-cell table:style-name="ce12" office:value-type="string" calcext:value-type="string">
            <text:p>JAVIER AVELLÁN LÓPEZ</text:p>
          </table:table-cell>
          <table:table-cell table:style-name="ce6" office:value-type="float" office:value="52860.13" calcext:value-type="float">
            <text:p>52.860,1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62748348</text:p>
          </table:table-cell>
          <table:table-cell table:style-name="ce12" office:value-type="string" calcext:value-type="string">
            <text:p>WESTERN DYNAMICS MEDIA AGENCIA DE MEDIOS, S.A.</text:p>
          </table:table-cell>
          <table:table-cell table:style-name="ce6" office:value-type="float" office:value="73205" calcext:value-type="float">
            <text:p>73.205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212619</text:p>
          </table:table-cell>
          <table:table-cell table:style-name="ce12" office:value-type="string" calcext:value-type="string">
            <text:p>LIMENCOP, S.L.</text:p>
          </table:table-cell>
          <table:table-cell table:style-name="ce6" office:value-type="float" office:value="65340" calcext:value-type="float">
            <text:p>65.34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U67775031</text:p>
          </table:table-cell>
          <table:table-cell table:style-name="ce12" office:value-type="string" calcext:value-type="string">
            <text:p>UTE CAMARAS POLIGONOS INDUSTRIALES</text:p>
          </table:table-cell>
          <table:table-cell table:style-name="ce6" office:value-type="float" office:value="369781.58" calcext:value-type="float">
            <text:p>369.781,5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G61878831</text:p>
          </table:table-cell>
          <table:table-cell table:style-name="ce12" office:value-type="string" calcext:value-type="string">
            <text:p>FUNDACIÓN SALUD Y COMUNIDAD</text:p>
          </table:table-cell>
          <table:table-cell table:style-name="ce6" office:value-type="float" office:value="274696.87" calcext:value-type="float">
            <text:p>274.696,87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39545608Y</text:p>
          </table:table-cell>
          <table:table-cell table:style-name="ce12" office:value-type="string" calcext:value-type="string">
            <text:p>FLORENCIO MARTÍN CALVO</text:p>
          </table:table-cell>
          <table:table-cell table:style-name="ce6" office:value-type="float" office:value="27500" calcext:value-type="float">
            <text:p>27.50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03443801</text:p>
          </table:table-cell>
          <table:table-cell table:style-name="ce12" office:value-type="string" calcext:value-type="string">
            <text:p>AGLOMERADOS LOS SERRANOS, S.A.U.</text:p>
          </table:table-cell>
          <table:table-cell table:style-name="ce6" office:value-type="float" office:value="95336.29" calcext:value-type="float">
            <text:p>95.336,29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04504817</text:p>
          </table:table-cell>
          <table:table-cell table:style-name="ce12" office:value-type="string" calcext:value-type="string">
            <text:p>ENEAS SERVICIOS INTEGRALES, S.A.</text:p>
          </table:table-cell>
          <table:table-cell table:style-name="ce6" office:value-type="float" office:value="469951.82" calcext:value-type="float">
            <text:p>469.951,82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02406452</text:p>
          </table:table-cell>
          <table:table-cell table:style-name="ce12" office:value-type="string" calcext:value-type="string">
            <text:p>Fundi-Trof, S.L..</text:p>
          </table:table-cell>
          <table:table-cell table:style-name="ce6" office:value-type="float" office:value="18585.6" calcext:value-type="float">
            <text:p>18.585,6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44394464W</text:p>
          </table:table-cell>
          <table:table-cell table:style-name="ce12" office:value-type="string" calcext:value-type="string">
            <text:p>Laura Cruz Gómez</text:p>
          </table:table-cell>
          <table:table-cell table:style-name="ce6" office:value-type="float" office:value="55611.59" calcext:value-type="float">
            <text:p>55.611,59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G03129145</text:p>
          </table:table-cell>
          <table:table-cell table:style-name="ce12" office:value-type="string" calcext:value-type="string">
            <text:p>SOCIEDAD PROTECTORA DE ANIMALES Y PLANTAS DE ALICANTE</text:p>
          </table:table-cell>
          <table:table-cell table:style-name="ce6" office:value-type="float" office:value="271727.28" calcext:value-type="float">
            <text:p>271.727,2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03176286</text:p>
          </table:table-cell>
          <table:table-cell table:style-name="ce12" office:value-type="string" calcext:value-type="string">
            <text:p>DOALCO, S.A.</text:p>
          </table:table-cell>
          <table:table-cell table:style-name="ce6" office:value-type="float" office:value="246892.61" calcext:value-type="float">
            <text:p>246.892,61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30540652</text:p>
          </table:table-cell>
          <table:table-cell table:style-name="ce12" office:value-type="string" calcext:value-type="string">
            <text:p>RETAMAR OBRAS, SERVICIOS Y MEDIO AMBIENTE, S.L.</text:p>
          </table:table-cell>
          <table:table-cell table:style-name="ce6" office:value-type="float" office:value="98883.98" calcext:value-type="float">
            <text:p>98.883,9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531827</text:p>
          </table:table-cell>
          <table:table-cell table:style-name="ce12" office:value-type="string" calcext:value-type="string">
            <text:p>A PUNTADAS EMPRESA SOCIAL S.L.</text:p>
          </table:table-cell>
          <table:table-cell table:style-name="ce6" office:value-type="float" office:value="20403.43" calcext:value-type="float">
            <text:p>20.403,4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28017895</text:p>
          </table:table-cell>
          <table:table-cell table:style-name="ce12" office:value-type="string" calcext:value-type="string">
            <text:p>El Corte Inglés, S.A.</text:p>
          </table:table-cell>
          <table:table-cell table:style-name="ce6" office:value-type="float" office:value="1194701.89" calcext:value-type="float">
            <text:p>1.194.701,89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36633600</text:p>
          </table:table-cell>
          <table:table-cell table:style-name="ce12" office:value-type="string" calcext:value-type="string">
            <text:p>INCIPRESA, S.A.U.</text:p>
          </table:table-cell>
          <table:table-cell table:style-name="ce6" office:value-type="float" office:value="133347.66" calcext:value-type="float">
            <text:p>133.347,66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93063279</text:p>
          </table:table-cell>
          <table:table-cell table:style-name="ce12" office:value-type="string" calcext:value-type="string">
            <text:p>MAKYRE EVENTOS C2T, SLU</text:p>
          </table:table-cell>
          <table:table-cell table:style-name="ce6" office:value-type="float" office:value="29499.8" calcext:value-type="float">
            <text:p>29.499,8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81727810</text:p>
          </table:table-cell>
          <table:table-cell table:style-name="ce12" office:value-type="string" calcext:value-type="string">
            <text:p>NEXUS INFORMATION TECHNOLOGY SAU</text:p>
          </table:table-cell>
          <table:table-cell table:style-name="ce6" office:value-type="float" office:value="39402.61" calcext:value-type="float">
            <text:p>39.402,61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28122125</text:p>
          </table:table-cell>
          <table:table-cell table:style-name="ce12" office:value-type="string" calcext:value-type="string">
            <text:p>CANON ESPAÑA S.A.U.</text:p>
          </table:table-cell>
          <table:table-cell table:style-name="ce6" office:value-type="float" office:value="759722.8" calcext:value-type="float">
            <text:p>759.722,8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73405599</text:p>
          </table:table-cell>
          <table:table-cell table:style-name="ce12" office:value-type="string" calcext:value-type="string">
            <text:p>Ebone Servicios Educación Deporte S.L.</text:p>
          </table:table-cell>
          <table:table-cell table:style-name="ce6" office:value-type="float" office:value="152427.43" calcext:value-type="float">
            <text:p>152.427,43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82018474</text:p>
          </table:table-cell>
          <table:table-cell table:style-name="ce12" office:value-type="string" calcext:value-type="string">
            <text:p>TELEFONICA DE ESPAÑA SAU</text:p>
          </table:table-cell>
          <table:table-cell table:style-name="ce6" office:value-type="float" office:value="2783000" calcext:value-type="float">
            <text:p>2.783.00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606117</text:p>
          </table:table-cell>
          <table:table-cell table:style-name="ce12" office:value-type="string" calcext:value-type="string">
            <text:p>COORDINACIÓN DE SEGURIDAD Y PREVENCIÓN EN LA CONSTRUCCIÓN, S.L.P.</text:p>
          </table:table-cell>
          <table:table-cell table:style-name="ce6" office:value-type="float" office:value="16034" calcext:value-type="float">
            <text:p>16.034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30766620</text:p>
          </table:table-cell>
          <table:table-cell table:style-name="ce12" office:value-type="string" calcext:value-type="string">
            <text:p>METAENLACE SISTEMAS DE INFORMACIÓN, S.L.</text:p>
          </table:table-cell>
          <table:table-cell table:style-name="ce6" office:value-type="float" office:value="34557.6" calcext:value-type="float">
            <text:p>34.557,6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167664</text:p>
          </table:table-cell>
          <table:table-cell table:style-name="ce12" office:value-type="string" calcext:value-type="string">
            <text:p>TIZOR HORMIGONES Y ASFALTOS S.L.</text:p>
          </table:table-cell>
          <table:table-cell table:style-name="ce6" office:value-type="float" office:value="410676.59" calcext:value-type="float">
            <text:p>410.676,59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73490872</text:p>
          </table:table-cell>
          <table:table-cell table:style-name="ce12" office:value-type="string" calcext:value-type="string">
            <text:p>UTOPIUX Ingeniería Informática, S.L.</text:p>
          </table:table-cell>
          <table:table-cell table:style-name="ce6" office:value-type="float" office:value="204490" calcext:value-type="float">
            <text:p>204.49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08851818</text:p>
          </table:table-cell>
          <table:table-cell table:style-name="ce12" office:value-type="string" calcext:value-type="string">
            <text:p>Socored IT Solutions S.A.</text:p>
          </table:table-cell>
          <table:table-cell table:style-name="ce6" office:value-type="float" office:value="281835.45" calcext:value-type="float">
            <text:p>281.835,45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80364243</text:p>
          </table:table-cell>
          <table:table-cell table:style-name="ce12" office:value-type="string" calcext:value-type="string">
            <text:p>CLECE, S.A.</text:p>
          </table:table-cell>
          <table:table-cell table:style-name="ce6" office:value-type="float" office:value="2243855.28" calcext:value-type="float">
            <text:p>2.243.855,2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79022299</text:p>
          </table:table-cell>
          <table:table-cell table:style-name="ce12" office:value-type="string" calcext:value-type="string">
            <text:p>EULEN SERVICIOS SOCIOSANITRATOS S.A.</text:p>
          </table:table-cell>
          <table:table-cell table:style-name="ce6" office:value-type="float" office:value="134202.2" calcext:value-type="float">
            <text:p>134.202,20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814140</text:p>
          </table:table-cell>
          <table:table-cell table:style-name="ce12" office:value-type="string" calcext:value-type="string">
            <text:p>ASFALTOS Y CONSTRUCCIONES AITANA, S.L.</text:p>
          </table:table-cell>
          <table:table-cell table:style-name="ce6" office:value-type="float" office:value="352588.48" calcext:value-type="float">
            <text:p>352.588,4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48283964</text:p>
          </table:table-cell>
          <table:table-cell table:style-name="ce12" office:value-type="string" calcext:value-type="string">
            <text:p>IDOM CONSULTING ENGINEERING ARCHITECTURE SAU</text:p>
          </table:table-cell>
          <table:table-cell table:style-name="ce6" office:value-type="float" office:value="58831.41" calcext:value-type="float">
            <text:p>58.831,41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N0072487B</text:p>
          </table:table-cell>
          <table:table-cell table:style-name="ce12" office:value-type="string" calcext:value-type="string">
            <text:p>Bentley Systems International Limited</text:p>
          </table:table-cell>
          <table:table-cell table:style-name="ce6" office:value-type="float" office:value="41455.28" calcext:value-type="float">
            <text:p>41.455,2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12530770</text:p>
          </table:table-cell>
          <table:table-cell table:style-name="ce12" office:value-type="string" calcext:value-type="string">
            <text:p>ESTUDIO MÉTODOS DE LA RESTAURACIÓN S.L.</text:p>
          </table:table-cell>
          <table:table-cell table:style-name="ce6" office:value-type="float" office:value="302059.08" calcext:value-type="float">
            <text:p>302.059,08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03483559</text:p>
          </table:table-cell>
          <table:table-cell table:style-name="ce12" office:value-type="string" calcext:value-type="string">
            <text:p>CONSTRUCCIONES ZAPLANA CASELLES S.L.U</text:p>
          </table:table-cell>
          <table:table-cell table:style-name="ce6" office:value-type="float" office:value="94439.21" calcext:value-type="float">
            <text:p>94.439,21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26026393</text:p>
          </table:table-cell>
          <table:table-cell table:style-name="ce12" office:value-type="string" calcext:value-type="string">
            <text:p>PRODUCTOS Y MANGUERAS ESPECIALES, S.A.</text:p>
          </table:table-cell>
          <table:table-cell table:style-name="ce6" office:value-type="float" office:value="80223" calcext:value-type="float">
            <text:p>80.223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73089120</text:p>
          </table:table-cell>
          <table:table-cell table:style-name="ce12" office:value-type="string" calcext:value-type="string">
            <text:p>ORTHEM, SERVICIOS Y ACTUACIONES AMBIENTALES, S.A.U.</text:p>
          </table:table-cell>
          <table:table-cell table:style-name="ce6" office:value-type="float" office:value="109570.95" calcext:value-type="float">
            <text:p>109.570,95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4754411</text:p>
          </table:table-cell>
          <table:table-cell table:style-name="ce12" office:value-type="string" calcext:value-type="string">
            <text:p>EPSILON SEGURIDAD SL</text:p>
          </table:table-cell>
          <table:table-cell table:style-name="ce6" office:value-type="float" office:value="69000" calcext:value-type="float">
            <text:p>69.00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848503</text:p>
          </table:table-cell>
          <table:table-cell table:style-name="ce12" office:value-type="string" calcext:value-type="string">
            <text:p>PORTES ILUMINACION Y SONIDO SL</text:p>
          </table:table-cell>
          <table:table-cell table:style-name="ce6" office:value-type="float" office:value="48194.3" calcext:value-type="float">
            <text:p>48.194,3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46092128</text:p>
          </table:table-cell>
          <table:table-cell table:style-name="ce12" office:value-type="string" calcext:value-type="string">
            <text:p>GRUPO BERTOLIN, SAU</text:p>
          </table:table-cell>
          <table:table-cell table:style-name="ce6" office:value-type="float" office:value="2796825.71" calcext:value-type="float">
            <text:p>2.796.825,71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73763278</text:p>
          </table:table-cell>
          <table:table-cell table:style-name="ce12" office:value-type="string" calcext:value-type="string">
            <text:p>MILEYENDA ENTERTAINMENT SL</text:p>
          </table:table-cell>
          <table:table-cell table:style-name="ce6" office:value-type="float" office:value="10890" calcext:value-type="float">
            <text:p>10.890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R0300400I</text:p>
          </table:table-cell>
          <table:table-cell table:style-name="ce12" office:value-type="string" calcext:value-type="string">
            <text:p>Obra Social Santa Luisa de Marillac-Hijas de la Caridad de San Vicente Paul</text:p>
          </table:table-cell>
          <table:table-cell table:style-name="ce6" office:value-type="float" office:value="163617.22" calcext:value-type="float">
            <text:p>163.617,22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28010478</text:p>
          </table:table-cell>
          <table:table-cell table:style-name="ce12" office:value-type="string" calcext:value-type="string">
            <text:p>IMESAPI S.A.</text:p>
          </table:table-cell>
          <table:table-cell table:style-name="ce6" office:value-type="float" office:value="125578.52" calcext:value-type="float">
            <text:p>125.578,52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753091</text:p>
          </table:table-cell>
          <table:table-cell table:style-name="ce12" office:value-type="string" calcext:value-type="string">
            <text:p>territorio aranea slp</text:p>
          </table:table-cell>
          <table:table-cell table:style-name="ce6" office:value-type="float" office:value="37584.6" calcext:value-type="float">
            <text:p>37.584,6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A46015129</text:p>
          </table:table-cell>
          <table:table-cell table:style-name="ce12" office:value-type="string" calcext:value-type="string">
            <text:p>PAVASAL EMPRESA CONSTRUCTORA, S.A.</text:p>
          </table:table-cell>
          <table:table-cell table:style-name="ce6" office:value-type="float" office:value="501671.36" calcext:value-type="float">
            <text:p>501.671,36 €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53206504</text:p>
          </table:table-cell>
          <table:table-cell table:style-name="ce12" office:value-type="string" calcext:value-type="string">
            <text:p>Construcciones Enciso y Jose S.L</text:p>
          </table:table-cell>
          <table:table-cell table:style-name="ce6" office:value-type="float" office:value="63162" calcext:value-type="float">
            <text:p>63.162,00 €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8"/>
          <table:table-cell table:formula="of:=SUM([.I1:.I1048575])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ummary page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3" table:number-rows-spanned="1">
            <text:p>Export date and time: 2022-05-26 10:33:59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imens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ilter Appli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echa de Formalizacion del Contrato</text:p>
          </table:table-cell>
          <table:table-cell office:value-type="string" calcext:value-type="string">
            <text:p>[Fecha de Formalizacion del Contrato].[Anyo Fecha de Formalizacion del Contrato]</text:p>
          </table:table-cell>
          <table:table-cell office:value-type="string" calcext:value-type="string">
            <text:p>20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Basado en Acuerdo Marco o Sistema Dinámic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 Simplificad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 Simplificado (Abreviado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Negociado sin publicida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Otro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Restringido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11" table:number-rows-spanned="1">
            <text:p>Export made using Saiku OLAP client.</text:p>
          </table:table-cell>
          <table:covered-table-cell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 number:grouping="true"/>
      <number:text> €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8:35:16.1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ummary_20_page" style:display-name="PageStyle_Summary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0:33:59</meta:creation-date>
    <meta:initial-creator>Apache POI</meta:initial-creator>
    <meta:generator>LibreOffice/6.2.8.2$Windows_x86 LibreOffice_project/f82ddfca21ebc1e222a662a32b25c0c9d20169ee</meta:generator>
    <dc:date>2022-05-27T09:08:37.364000000</dc:date>
    <meta:editing-duration>PT53M24S</meta:editing-duration>
    <meta:editing-cycles>6</meta:editing-cycles>
    <meta:document-statistic meta:table-count="2" meta:cell-count="439" meta:object-count="0"/>
  </office:meta>
</office:document-meta>
</file>